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1" style:family="table-row">
      <style:table-row-properties style:min-row-height="0.9cm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64541" officeooo:paragraph-rsid="00264541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officeooo:paragraph-rsid="001d8cff" style:font-size-asian="16pt" style:font-size-complex="16pt"/>
    </style:style>
    <style:style style:name="P5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style:font-name="Tahoma" fo:font-size="16pt" fo:font-weight="bold" style:font-size-asian="16pt" style:font-size-complex="16pt"/>
    </style:style>
    <style:style style:name="P7" style:family="paragraph" style:parent-style-name="Heading_20_2">
      <style:text-properties fo:font-size="22pt" fo:font-weight="bold" style:font-name-asian="宋体1" style:font-size-asian="22pt" style:font-weight-asian="bold" style:font-size-complex="22pt" style:font-weight-complex="bold"/>
    </style:style>
    <style:style style:name="P8" style:family="paragraph" style:parent-style-name="Table_20_Contents">
      <style:text-properties fo:font-size="16pt" officeooo:rsid="001c7092" officeooo:paragraph-rsid="001c7092" style:font-size-asian="16pt" style:font-size-complex="16pt"/>
    </style:style>
    <style:style style:name="P9" style:family="paragraph" style:parent-style-name="Table_20_Contents">
      <style:text-properties fo:font-size="16pt" officeooo:rsid="001d8cff" officeooo:paragraph-rsid="001d8cff" style:font-size-asian="16pt" style:font-size-complex="16pt"/>
    </style:style>
    <style:style style:name="P10" style:family="paragraph" style:parent-style-name="Table_20_Contents">
      <style:text-properties fo:font-size="16pt" officeooo:rsid="001f721f" officeooo:paragraph-rsid="001f721f" style:font-size-asian="16pt" style:font-size-complex="16pt"/>
    </style:style>
    <style:style style:name="P11" style:family="paragraph" style:parent-style-name="Table_20_Contents">
      <style:text-properties fo:font-size="16pt" officeooo:rsid="0021ad37" officeooo:paragraph-rsid="0021ad37" style:font-size-asian="16pt" style:font-size-complex="16pt"/>
    </style:style>
    <style:style style:name="P12" style:family="paragraph" style:parent-style-name="Table_20_Contents">
      <style:text-properties fo:font-size="16pt" officeooo:rsid="0023166b" officeooo:paragraph-rsid="0023166b" style:font-size-asian="16pt" style:font-size-complex="16pt"/>
    </style:style>
    <style:style style:name="P13" style:family="paragraph" style:parent-style-name="Table_20_Contents">
      <style:text-properties fo:font-size="16pt" officeooo:rsid="0027015a" officeooo:paragraph-rsid="0027015a" style:font-size-asian="16pt" style:font-size-complex="16pt"/>
    </style:style>
    <style:style style:name="T1" style:family="text">
      <style:text-properties style:font-name-asian="微软雅黑"/>
    </style:style>
    <style:style style:name="T2" style:family="text">
      <style:text-properties style:font-name-asian="微软雅黑" style:font-weight-asian="bold"/>
    </style:style>
    <style:style style:name="T3" style:family="text">
      <style:text-properties officeooo:rsid="001d8cff" style:font-name-asian="微软雅黑" style:language-asian="zh" style:country-asian="CN"/>
    </style:style>
    <style:style style:name="T4" style:family="text">
      <style:text-properties style:font-weight-asian="bold"/>
    </style:style>
    <style:style style:name="T5" style:family="text">
      <style:text-properties style:font-name="Tahoma"/>
    </style:style>
    <style:style style:name="T6" style:family="text">
      <style:text-properties style:font-name="Tahoma" fo:font-weight="bold"/>
    </style:style>
    <style:style style:name="T7" style:family="text">
      <style:text-properties style:font-name="Tahoma" fo:font-weight="bold" style:font-name-asian="微软雅黑" style:font-weight-asian="bold"/>
    </style:style>
    <style:style style:name="T8" style:family="text">
      <style:text-properties style:font-name="Tahoma" fo:font-weight="bold" style:font-weight-asian="bold"/>
    </style:style>
    <style:style style:name="T9" style:family="text">
      <style:text-properties style:font-name="Tahoma" fo:font-weight="bold" officeooo:rsid="001d8cff" style:language-asian="zh" style:country-asian="CN" style:font-weight-asian="bold"/>
    </style:style>
    <style:style style:name="T10" style:family="text">
      <style:text-properties style:font-name="Tahoma" style:font-name-asian="微软雅黑"/>
    </style:style>
    <style:style style:name="T11" style:family="text">
      <style:text-properties fo:color="#ff0000"/>
    </style:style>
    <style:style style:name="T12" style:family="text">
      <style:text-properties fo:color="#ff0000" style:font-name-asian="微软雅黑"/>
    </style:style>
    <style:style style:name="T13" style:family="text">
      <style:text-properties fo:color="#ff0000" style:font-name-asian="微软雅黑" style:font-weight-asian="bold"/>
    </style:style>
    <style:style style:name="T14" style:family="text">
      <style:text-properties fo:color="#ff0000" style:font-name="Tahoma" fo:font-weight="bold" style:font-name-asian="微软雅黑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过滤选择器</text:h>
      <text:p text:style-name="P3"/>
      <text:p text:style-name="P3"><text:span text:style-name="T2">用法</text:span><text:span text:style-name="T6">: $(”tr:first”) ; </text:span><text:span text:style-name="T2">返回值</text:span><text:span text:style-name="T4"> </text:span><text:span text:style-name="T2">单个元素的组成的集合</text:span><text:span text:style-name="T4"> <text:s text:c="4"/></text:span><text:span text:style-name="T2">说明</text:span><text:span text:style-name="T6">: </text:span><text:span text:style-name="T2">匹配找到的</text:span><text:span text:style-name="T13">第一个</text:span><text:span text:style-name="T2">元素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<text:tab/>var divs=$("tr:first");</text:p>
          </table:table-cell>
        </table:table-row>
      </table:table>
      <text:p text:style-name="P5"><text:span text:style-name="T5">:last<text:line-break/></text:span><text:span text:style-name="T1">用法</text:span><text:span text:style-name="T5">: $(”tr:last”) </text:span><text:span text:style-name="T1">返回值</text:span> <text:span text:style-name="T1">集合元素</text:span> <text:s text:c="2"/><text:span text:style-name="T1">说明</text:span><text:span text:style-name="T5">: </text:span><text:span text:style-name="T1">匹配找到的</text:span><text:span text:style-name="T12">最后</text:span><text:span text:style-name="T1">一个元素</text:span><text:span text:style-name="T5">.</text:span><text:span text:style-name="T1">与</text:span> <text:span text:style-name="T5">:first </text:span><text:span text:style-name="T1">相对应</text:span><text:span text:style-name="T5">.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<text:s text:c="6"/>var divs=$("tr:last");</text:p>
          </table:table-cell>
        </table:table-row>
      </table:table>
      <text:p text:style-name="P5"><text:span text:style-name="T5">:even<text:line-break/></text:span><text:span text:style-name="T1">用法</text:span><text:span text:style-name="T5">: $(”tr:even”) </text:span><text:span text:style-name="T1">返回值</text:span> <text:span text:style-name="T1">集合元素</text:span><text:span text:style-name="T3">2,4,6..</text:span></text:p>
      <text:p text:style-name="P3"><text:span text:style-name="T2"><text:s/>说明</text:span><text:span text:style-name="T6">: </text:span><text:span text:style-name="T2">匹配所有索引值为偶数的元素，从</text:span><text:span text:style-name="T4"> </text:span><text:span text:style-name="T6">0 </text:span><text:span text:style-name="T2">开始计数</text:span><text:span text:style-name="T6">.js</text:span><text:span text:style-name="T2">的数组都是从</text:span><text:span text:style-name="T6">0</text:span><text:span text:style-name="T2">开始计数的</text:span><text:span text:style-name="T6">.</text:span><text:span text:style-name="T2">例如要选择</text:span><text:span text:style-name="T6">table</text:span><text:span text:style-name="T2">中的行</text:span><text:span text:style-name="T6">,</text:span><text:span text:style-name="T2">因为是从</text:span><text:span text:style-name="T6">0</text:span><text:span text:style-name="T2">开始计数</text:span><text:span text:style-name="T6">,</text:span><text:span text:style-name="T2">所以</text:span><text:span text:style-name="T6">table</text:span><text:span text:style-name="T2">中的第一个</text:span><text:span text:style-name="T6">tr</text:span><text:span text:style-name="T2">就为</text:span><text:span text:style-name="T13">偶数</text:span><text:span text:style-name="T6">0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><text:s text:c="3"/>var divs=$("tr:even");</text:p>
          </table:table-cell>
        </table:table-row>
      </table:table>
      <text:p text:style-name="P4"><text:span text:style-name="T6">: odd<text:line-break/></text:span><text:span text:style-name="T7">用法</text:span><text:span text:style-name="T6">: $(”tr:odd”) </text:span><text:span text:style-name="T7">返回值</text:span><text:span text:style-name="T8"> <text:s/></text:span><text:span text:style-name="T7">集合元素</text:span><text:span text:style-name="T8"> <text:s text:c="3"/></text:span><text:span text:style-name="T9">1,3,5...</text:span></text:p>
      <text:p text:style-name="P4"><text:span text:style-name="T7">说明</text:span><text:span text:style-name="T6">: </text:span><text:span text:style-name="T7">匹配所有索引值为</text:span><text:span text:style-name="T14">奇数</text:span><text:span text:style-name="T7">的元素</text:span><text:span text:style-name="T6">,</text:span><text:span text:style-name="T7">和</text:span><text:span text:style-name="T6">:even</text:span><text:span text:style-name="T7">对应</text:span><text:span text:style-name="T6">,</text:span><text:span text:style-name="T7">从</text:span><text:span text:style-name="T8"> </text:span><text:span text:style-name="T6">0 </text:span><text:span text:style-name="T7">开始计数</text:span><text:span text:style-name="T6">.</text:span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10"><text:s text:c="2"/>$("tr:even").css({background:'yellow'});</text:p>
          </table:table-cell>
        </table:table-row>
      </table:table>
      <text:p text:style-name="P6"/>
      <text:p text:style-name="P5"><text:span text:style-name="T5">:not(selector)<text:line-break/></text:span><text:span text:style-name="T10">用法</text:span><text:span text:style-name="T5">: $(”input:not(:checked)”)</text:span><text:span text:style-name="T10">返回值</text:span><text:span text:style-name="T5"> </text:span><text:span text:style-name="T10">集合元素</text:span><text:span text:style-name="T5"> <text:s text:c="3"/></text:span><text:span text:style-name="T10">说明</text:span><text:span text:style-name="T5">: </text:span><text:span text:style-name="T10">去除所有与给定选择器匹配的元素</text:span><text:span text:style-name="T5">.</text:span><text:span text:style-name="T10">有点类似于</text:span><text:span text:style-name="T5">”非”,</text:span><text:span text:style-name="T10">意思是没有被选中的</text:span><text:span text:style-name="T5">input(</text:span><text:span text:style-name="T10">当</text:span><text:span text:style-name="T5">input</text:span><text:span text:style-name="T10">的</text:span><text:span text:style-name="T5">type=”checkbox”).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1">$("input:not(:checked)").each(function() {</text:p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1"/>
      <table:table table:name="表格6" table:style-name="表格6">
        <table:table-column table:style-name="表格6.A"/>
        <text:soft-page-break/>
        <table:table-row>
          <table:table-cell table:style-name="表格6.A1" office:value-type="string">
            <text:p text:style-name="P12">function clickall() {</text:p>
            <text:p text:style-name="P12"><text:tab/>/* $("td input").each(function() {</text:p>
            <text:p text:style-name="P12"><text:tab/><text:tab/>//attr设置属性</text:p>
            <text:p text:style-name="P12"><text:tab/><text:tab/><text:span text:style-name="T11">$(this).attr("checked","checked");</text:span></text:p>
            <text:p text:style-name="P12"><text:tab/>}) */</text:p>
            <text:p text:style-name="P12"><text:tab/>//jQuery元素选择器获得到都是数组，如果不去遍历就调用方法，那么就是给这一组元素操作</text:p>
            <text:p text:style-name="P12"><text:tab/>$("td input").attr("checked","checked");</text:p>
            <text:p text:style-name="P12">}</text:p>
            <text:p text:style-name="P12">function reverclick() {</text:p>
            <text:p text:style-name="P12"><text:tab/>$("td input").each(function() {</text:p>
            <text:p text:style-name="P12"><text:tab/><text:tab/>//attr设置属性</text:p>
            <text:p text:style-name="P12"><text:tab/><text:tab/>var checkstate=$(this).attr("checked");</text:p>
            <text:p text:style-name="P12"><text:tab/><text:tab/>if(checkstate=='checked'){</text:p>
            <text:p text:style-name="P12"><text:tab/><text:tab/><text:tab/>//删除属性</text:p>
            <text:p text:style-name="P12"><text:tab/><text:tab/><text:tab/>$(this).removeAttr("checked");</text:p>
            <text:p text:style-name="P12"><text:tab/><text:tab/>}else{</text:p>
            <text:p text:style-name="P12"><text:tab/><text:tab/><text:tab/>$(this).attr("checked");</text:p>
            <text:p text:style-name="P12"><text:tab/><text:tab/>}</text:p>
            <text:p text:style-name="P12"><text:tab/>})</text:p>
            <text:p text:style-name="P12">}</text:p>
          </table:table-cell>
        </table:table-row>
      </table:table>
      <text:p text:style-name="P1"/>
      <text:p text:style-name="P2">6、:eq(index)#用法: $(”tr:eq(0)”) <text:s text:c="3"/>返回值 <text:s/>集合元素</text:p>
      <text:p text:style-name="P2">说明: 匹配一个<text:span text:style-name="T11">给定索引值的元素</text:span>.eq(0)就是获取第一个tr元素.括号里面的是索引值,不是元素排列数.</text:p>
      <text:p text:style-name="P2"/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3">alert($("tr:eq(2)").html());</text:p>
          </table:table-cell>
        </table:table-row>
      </table:table>
      <text:p text:style-name="P2"/>
      <text:p text:style-name="P2"/>
      <text:p text:style-name="P2">7、:gt(index)#用法: $(”tr:gt(0)”) <text:s text:c="3"/>返回值 <text:s/>集合元素 <text:s text:c="5"/>说明: 匹配所有<text:span text:style-name="T11">大于给定索引值的元素.</text:span>'</text:p>
      <text:p text:style-name="P2"/>
      <table:table table:name="表格8" table:style-name="表格8">
        <table:table-column table:style-name="表格8.A"/>
        <table:table-row>
          <table:table-cell table:style-name="表格8.A1" office:value-type="string">
            <text:p text:style-name="P13"><text:s text:c="4"/>$("tr:gt(0)").each(function() {</text:p>
            <text:p text:style-name="P13"><text:tab/><text:tab/>alert($(this).html());</text:p>
            <text:p text:style-name="P13"><text:tab/>});</text:p>
          </table:table-cell>
        </table:table-row>
      </table:table>
      <text:p text:style-name="P2"/>
      <text:p text:style-name="P2"/>
      <text:p text:style-name="P2"/>
      <text:p text:style-name="P2"><text:soft-page-break/>8、:lt(index)#用法: $(”tr:lt(2)”) <text:s text:c="3"/>返回值 <text:s/>集合元素 <text:s text:c="7"/>说明: 匹配所有<text:span text:style-name="T11">小于给定索引值的元素.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13"><text:s/>$("tr:lt(2)").each(function() {</text:p>
            <text:p text:style-name="P13"><text:tab/><text:tab/>alert($(this).html());</text:p>
            <text:p text:style-name="P13"><text:tab/>});</text:p>
          </table:table-cell>
        </table:table-row>
      </table:table>
      <text:p text:style-name="P2"/>
      <text:p text:style-name="P2"/>
      <text:p text:style-name="P2">9、:header(固定写法)#用法: $(”:header”).css(”background”, “#EEE”) <text:s text:c="3"/>返回值 <text:s/>集合元素</text:p>
      <text:p text:style-name="P2">说明: 匹配如 h1, h2, h3之类的标题元素.这个是<text:span text:style-name="T11">专门用来获取h1</text:span>,h2这样的标题元素.</text:p>
      <text:p text:style-name="P2"/>
      <text:p text:style-name="P2"/>
      <text:p text:style-name="P2">10、:animated(固定写法) <text:s text:c="2"/>返回值 <text:s/>集合元素 <text:s text:c="5"/>说明: 匹配所有正在执行动画效果的元素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4S</meta:editing-duration>
    <meta:editing-cycles>12</meta:editing-cycles>
    <meta:generator>LibreOffice/5.3.0.3$Windows_X86_64 LibreOffice_project/7074905676c47b82bbcfbea1aeefc84afe1c50e1</meta:generator>
    <dc:date>2018-04-01T08:32:29.943000000</dc:date>
    <meta:document-statistic meta:table-count="9" meta:image-count="0" meta:object-count="0" meta:page-count="3" meta:paragraph-count="47" meta:word-count="559" meta:character-count="1586" meta:non-whitespace-character-count="1404"/>
    <meta:user-defined meta:name="Info 1"/>
    <meta:user-defined meta:name="Info 2"/>
    <meta:user-defined meta:name="Info 3"/>
    <meta:user-defined meta:name="Info 4"/>
  </office:meta>
</office:document-meta>
</file>